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ntSetup.addConfiguredFonts( FontInfo fontInfo , List embedFontInfoList , int num , FontResolver resolv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FontSetup.resolve( String h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ntSetup.setup( FontInfo font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ntSetup.createMinimalFont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ontSetup.setup( FontInfo fontInfo , List embedFontInfoList , Font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9">
            <text:p text:style-name="Table_20_Contents">8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